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87B5DA2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Candy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Candy-subtitle">
      <style:graphic-properties draw:fill-color="#ffffff" draw:auto-grow-height="true" fo:min-height="9.134cm" loext:decorative="false"/>
      <style:paragraph-properties style:writing-mode="lr-tb"/>
    </style:style>
    <style:style style:name="pr3" style:family="presentation" style:parent-style-name="Candy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Candy-outline1">
      <style:graphic-properties fo:min-height="8.884cm" loext:decorative="false"/>
      <style:paragraph-properties style:writing-mode="lr-tb"/>
    </style:style>
    <style:style style:name="pr5" style:family="presentation" style:parent-style-name="Candy-title" style:list-style-name="L1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Candy-title">
      <style:graphic-properties fo:min-height="2.629cm" loext:decorative="false"/>
      <style:paragraph-properties style:writing-mode="lr-tb"/>
    </style:style>
    <style:style style:name="pr7" style:family="presentation" style:parent-style-name="Candy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25pt" fo:font-weight="bold" style:font-size-asian="25pt" style:font-weight-asian="bold" style:font-size-complex="25pt" style:font-weight-complex="bold"/>
    </style:style>
    <style:style style:name="P2" style:family="paragraph">
      <style:paragraph-properties fo:margin-top="0.42cm" fo:margin-bottom="0.35cm"/>
      <style:text-properties fo:font-size="18pt" style:font-size-asian="18pt" style:font-size-complex="18pt"/>
    </style:style>
    <style:style style:name="P3" style:family="paragraph">
      <loext:graphic-properties draw:fill-color="#ffffff"/>
      <style:paragraph-properties fo:margin-top="0.42cm" fo:margin-bottom="0.35cm"/>
      <style:text-properties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text-properties fo:font-size="35pt" style:font-size-asian="35pt" style:font-size-complex="35pt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margin-top="0.42cm" fo:margin-bottom="0.35cm" fo:text-align="center"/>
      <style:text-properties fo:font-size="25pt" fo:font-weight="bold" style:font-size-asian="25pt" style:font-weight-asian="bold" style:font-size-complex="25pt" style:font-weight-complex="bold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.42cm" fo:margin-bottom="0.35cm" fo:text-align="center" fo:text-indent="0cm"/>
      <style:text-properties fo:font-size="22pt" style:font-size-asian="22pt" style:font-size-complex="22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margin-top="0.42cm" fo:margin-bottom="0.35cm"/>
      <style:text-properties fo:font-size="17pt" style:font-size-asian="17pt" style:font-size-complex="17pt"/>
    </style:style>
    <style:style style:name="P12" style:family="paragraph">
      <style:text-properties fo:font-size="17pt" style:font-size-asian="17pt" style:font-size-complex="17pt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Candy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Документация по файловой системе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Проект выполняют Сафин Ислам, Усманов Адель и Зыков Даниил 0907-34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Candy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3">Описание файловой системы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 text:style-name="P6"/>
                <text:p text:style-name="P6"><text:span text:style-name="T4">Наша файловая система — это текстовый файл, в котором хранятся другие логические файлы.</text:span></text:p>
                <text:p text:style-name="P6"><text:span text:style-name="T4">Каждый файл состоит из:</text:span></text:p>
                <text:p text:style-name="P6"><text:span text:style-name="T4">Названия файла (одна строка) Содержимого (несколько строк)</text:span></text:p>
                <text:p text:style-name="P6"><text:span text:style-name="T4">Разделителя (строка, начинающаяся с /, например /end)</text:span></text:p>
                <text:p text:style-name="P6"><text:span text:style-name="T4">Все файлы записаны друг за другом в одном тексте. Мы можем добавлять, удалять, просматривать и менять файлы внутри этой структуры с помощью простых функций на языке C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Candy" presentation:presentation-page-layout-name="AL2T1">
        <draw:frame presentation:style-name="pr5" draw:text-style-name="P7" draw:layer="layout" svg:width="25.199cm" svg:height="2.629cm" svg:x="1.4cm" svg:y="0.628cm" presentation:class="title">
          <draw:text-box>
            <text:p text:style-name="P7"><text:span text:style-name="T1">5 основных функций файловой системы:</text:span>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3">
              <text:list-header>
                <text:p text:style-name="P2"><text:span text:style-name="T2">1. Открытие — открыть или создать файловую систему.</text:span></text:p>
                <text:p text:style-name="P2"><text:span text:style-name="T2">2. Просмотр — показать содержимое одного файла.</text:span></text:p>
                <text:p text:style-name="P2"><text:span text:style-name="T2">3. Удаление — удалить файл и его строки.</text:span></text:p>
                <text:p text:style-name="P2"><text:span text:style-name="T2">4. Добавление — записать новый файл с содержимым.</text:span></text:p>
                <text:p text:style-name="P2"><text:span text:style-name="T2">5. Изменение — заменить содержимое существующего файла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Candy" presentation:presentation-page-layout-name="AL2T1">
        <draw:frame presentation:style-name="pr6" draw:text-style-name="P10" draw:layer="layout" svg:width="25.199cm" svg:height="2.629cm" svg:x="1.4cm" svg:y="0.628cm" presentation:class="title">
          <draw:text-box>
            <text:p text:style-name="P9"><text:span text:style-name="T5"><text:s/></text:span><text:span text:style-name="T5">Использование библиотеки filesystem.h</text:span></text:p>
          </draw:text-box>
        </draw:frame>
        <draw:frame presentation:style-name="pr4" draw:text-style-name="P12" draw:layer="layout" svg:width="25.199cm" svg:height="9.134cm" svg:x="1.4cm" svg:y="3.685cm" presentation:class="outline">
          <draw:text-box>
            <text:list text:style-name="L3">
              <text:list-header>
                <text:p text:style-name="P11"><text:span text:style-name="T6">Мы предоставляем filesystem.c как библиотеку с заголовочным файлом </text:span><text:span text:style-name="T6">filesystem.h.</text:span></text:p>
                <text:p text:style-name="P11"><text:span text:style-name="T6"/></text:p>
                <text:p text:style-name="P11"><text:span text:style-name="T6">Вы можете подключить её к своему проекту с помощью:</text:span></text:p>
                <text:p text:style-name="P11"><text:span text:style-name="T6"/></text:p>
                <text:p text:style-name="P11"><text:span text:style-name="T6">#include "filesystem.h"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ndy-background" style:family="presentation">
      <style:graphic-properties draw:stroke="none" draw:fill="none"/>
      <style:text-properties style:letter-kerning="true"/>
    </style:style>
    <style:style style:name="Can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n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9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Candy-outline1" style:family="presentation">
      <style:graphic-properties draw:stroke="none" draw:fill="none" draw:auto-grow-height="false" draw:fit-to-size="false" style:shrink-to-fit="true">
        <text:list-style style:name="Can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y-outline2" style:family="presentation" style:parent-style-name="Cand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andy-outline3" style:family="presentation" style:parent-style-name="Cand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andy-outline4" style:family="presentation" style:parent-style-name="Cand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andy-outline5" style:family="presentation" style:parent-style-name="Can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andy-outline6" style:family="presentation" style:parent-style-name="Can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andy-outline7" style:family="presentation" style:parent-style-name="Can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andy-outline8" style:family="presentation" style:parent-style-name="Can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andy-outline9" style:family="presentation" style:parent-style-name="Can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andy-subtitle" style:family="presentation">
      <style:graphic-properties draw:stroke="none" draw:fill="none" draw:textarea-vertical-align="middle">
        <text:list-style style:name="Can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y-title" style:family="presentation">
      <style:graphic-properties draw:stroke="none" draw:fill="none" draw:textarea-vertical-align="middle">
        <text:list-style style:name="Can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Can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Can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n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0000007800000043887B5DA25.png" xlink:type="simple" xlink:show="embed" xlink:actuate="onLoad" draw:mime-type="image/png">
          <text:p/>
        </draw:image>
      </draw:frame>
      <draw:frame presentation:style-name="Candy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Candy-title" draw:layer="backgroundobjects" svg:width="17cm" svg:height="9.56cm" svg:x="2cm" svg:y="2.5cm" presentation:class="page"/>
        <draw:frame presentation:style-name="Candy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7"><text:span text:style-name="MT1"><presentation:header/></text:span><text:span text:style-name="MT1"><text:s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8"><text:span text:style-name="MT1"><presentation:date-time/></text:span><text:span text:style-name="MT1"><text:s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7"><text:span text:style-name="MT1"><presentation:foot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08:56:51.274805343</meta:creation-date>
    <dc:date>2025-05-15T09:23:31.991091184</dc:date>
    <meta:editing-duration>PT26M45S</meta:editing-duration>
    <meta:editing-cycles>2</meta:editing-cycles>
    <meta:generator>LibreOffice/24.2.7.2$Linux_X86_64 LibreOffice_project/420$Build-2</meta:generator>
    <meta:document-statistic meta:object-count="46"/>
  </office:meta>
</office:document-meta>
</file>